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2pt" fo:font-weight="normal" officeooo:rsid="002f3b2b" officeooo:paragraph-rsid="002f3b2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4pt" fo:font-weight="normal" officeooo:rsid="0024fd2d" officeooo:paragraph-rsid="002c15a0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6pt" fo:font-weight="bold" officeooo:rsid="001ddd06" officeooo:paragraph-rsid="002c15a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Times New Roman" fo:font-size="14pt" fo:font-weight="normal" officeooo:rsid="001ddd06" officeooo:paragraph-rsid="002c15a0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20ee58" officeooo:paragraph-rsid="002c15a0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24fd2d" officeooo:paragraph-rsid="002c15a0" style:font-size-asian="12.25pt" style:font-weight-asian="normal" style:font-size-complex="14pt" style:font-weight-complex="normal"/>
    </style:style>
    <style:style style:name="P7" style:family="paragraph" style:parent-style-name="Standard" style:master-page-name="Standard">
      <style:paragraph-properties fo:text-align="center" style:justify-single-word="false" style:page-number="11" fo:break-before="auto" fo:break-after="auto"/>
      <style:text-properties style:font-name="Times New Roman" fo:font-size="16pt" fo:font-weight="bold" officeooo:rsid="00214cae" officeooo:paragraph-rsid="002c15a0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OMENCLATURE</text:p>
      <text:p text:style-name="P3"/>
      <text:p text:style-name="P4">AC<text:tab/><text:tab/>Arc Consistency</text:p>
      <text:p text:style-name="P4"/>
      <text:p text:style-name="P4">BJ<text:tab/><text:tab/>Backjumping</text:p>
      <text:p text:style-name="P4"/>
      <text:p text:style-name="P4">CBJ<text:tab/><text:tab/>Conflict Directed Backjumping</text:p>
      <text:p text:style-name="P4"/>
      <text:p text:style-name="P4">CSP<text:tab/><text:tab/>Constraint Satisfaction Problem</text:p>
      <text:p text:style-name="P4"/>
      <text:p text:style-name="P5">DFS<text:tab/><text:tab/>Depth First Search</text:p>
      <text:p text:style-name="P4"/>
      <text:p text:style-name="P4">DVO<text:tab/><text:tab/>Dynamic Variable Ordering</text:p>
      <text:p text:style-name="P4"/>
      <text:p text:style-name="P4">FC<text:tab/><text:tab/>Forward Checking</text:p>
      <text:p text:style-name="P4"/>
      <text:p text:style-name="P6">FFP <text:tab/><text:tab/>Fail First Principles</text:p>
      <text:p text:style-name="P4"/>
      <text:p text:style-name="P4">LCV<text:tab/><text:tab/>Least Constraining Value</text:p>
      <text:p text:style-name="P4"/>
      <text:p text:style-name="P4">MAC<text:tab/><text:tab/>Maintaining Arc Consistency</text:p>
      <text:p text:style-name="P4"/>
      <text:p text:style-name="P4">MRV<text:tab/><text:tab/>Minimum Remaining Values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writing-mode="lr-tb"/>
      <style:text-properties style:font-name="Times New Roman" fo:font-size="12pt" fo:font-weight="normal" officeooo:rsid="002f3b2b" officeooo:paragraph-rsid="002f3b2b" style:font-size-asian="12pt" style:font-weight-asian="normal" style:font-size-complex="12pt" style:font-weight-complex="normal"/>
    </style:style>
    <style:page-layout style:name="Mpm1">
      <style:page-layout-properties fo:page-width="8.2701in" fo:page-height="11.6902in" style:num-format="i" style:print-orientation="portrait" fo:margin-top="1in" fo:margin-bottom="0.5in" fo:margin-left="1.5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x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6:57:00</meta:creation-date>
    <dc:date>2019-12-17T10:12:13.512600544</dc:date>
    <meta:editing-duration>PT27M50S</meta:editing-duration>
    <meta:editing-cycles>17</meta:editing-cycles>
    <meta:generator>LibreOffice/6.2.3.2$Linux_X86_64 LibreOffice_project/aecc05fe267cc68dde00352a451aa867b3b546ac</meta:generator>
    <meta:initial-creator>Yong Ket Wei</meta:initial-creator>
    <meta:document-statistic meta:table-count="0" meta:image-count="0" meta:object-count="0" meta:page-count="1" meta:paragraph-count="13" meta:word-count="42" meta:character-count="308" meta:non-whitespace-character-count="267"/>
  </office:meta>
</office:document-meta>
</file>